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eb2f" officeooo:paragraph-rsid="0007eb2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4:</text:p>
      <text:p text:style-name="P1"><text:tab/><text:span text:style-name="T1">Para implementar el apartado b) optamos por utilizar dos punteros a enteros desde la estructura creada ‘Info’, cada entero llevaría la cuenta de porque fila va cada hilo. Los dos hilos apuntarían a través de estos punteros a la misma posición de memoria , de este modo, cuando un hilo modificaba la variables el otro era capaz de leer el cambio e imprimir de acuerdo con el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23:20:44.532929999</meta:creation-date>
    <dc:date>2017-03-03T23:24:32.566229246</dc:date>
    <meta:editing-duration>PT3M48S</meta:editing-duration>
    <meta:editing-cycles>1</meta:editing-cycles>
    <meta:document-statistic meta:table-count="0" meta:image-count="0" meta:object-count="0" meta:page-count="1" meta:paragraph-count="2" meta:word-count="69" meta:character-count="389" meta:non-whitespace-character-count="321"/>
    <meta:generator>LibreOffice/5.1.6.2$Linux_X86_64 LibreOffice_project/10m0$Build-2</meta:generator>
  </office:meta>
</office:document-meta>
</file>